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T74" style:parent-style-name="Fuentedepárrafopredeter." style:family="text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</office:automatic-styles>
  <office:body>
    <office:text text:use-soft-page-breaks="true">
      <text:p text:style-name="P1">p.178, in Listing 5-3: led_sysfs_platform.c replace my_dev_write() function for the next one:</text:p>
      <text:p text:style-name="P2"/>
      <text:p text:style-name="P3"/>
      <text:p text:style-name="P4">static int my_dev_write(struct file *file, char __user *buf, size_t count, loff_t *ppos)</text:p>
      <text:p text:style-name="P5">{</text:p>
      <text:p text:style-name="P6"/>
      <text:p text:style-name="P7"><text:tab/>char *led_on = "on";</text:p>
      <text:p text:style-name="P8"><text:tab/>char *led_off = "off";</text:p>
      <text:p text:style-name="P9"><text:tab/>unsigned char myled_value[10];</text:p>
      <text:p text:style-name="P10"><text:tab/>unsigned int temp;</text:p>
      <text:p text:style-name="P11"/>
      <text:p text:style-name="P12"><text:tab/>pr_info("my_dev_write() is called.\n");</text:p>
      <text:p text:style-name="P13"/>
      <text:p text:style-name="P14"><text:tab/>if(copy_from_user(myled_value, buf, count)){</text:p>
      <text:p text:style-name="P15"><text:tab/><text:tab/>return -EFAULT;</text:p>
      <text:p text:style-name="P16"><text:tab/>}</text:p>
      <text:p text:style-name="P17"/>
      <text:p text:style-name="P18"><text:tab/>if(strncmp(led_on, myled_value,<text:s/>count) == 0)</text:p>
      <text:p text:style-name="P19"><text:tab/>{</text:p>
      <text:p text:style-name="P20"><text:tab/><text:tab/>temp = ioread32(g_ioremap_addr);</text:p>
      <text:p text:style-name="P21"><text:tab/><text:tab/>temp = temp | GPIO_DATA_MASK;</text:p>
      <text:p text:style-name="P22"><text:tab/><text:tab/>iowrite32(temp, g_ioremap_addr);</text:p>
      <text:p text:style-name="P23"><text:tab/>}</text:p>
      <text:p text:style-name="P24"><text:tab/>else if(strncmp(led_off, myled_value, count) == 0)</text:p>
      <text:p text:style-name="P25"><text:tab/>{</text:p>
      <text:p text:style-name="P26"><text:tab/><text:tab/>temp = ioread32(g_ioremap_addr);</text:p>
      <text:p text:style-name="P27"><text:tab/><text:tab/>temp = temp &amp; ~(GPIO_DATA_MASK);</text:p>
      <text:p text:style-name="P28"><text:tab/><text:tab/>iowrite32(temp, g_ioremap_addr);</text:p>
      <text:p text:style-name="P29"><text:tab/>}</text:p>
      <text:p text:style-name="P30"><text:tab/>else if(strncmp("exit", myled_value, count) == 0) return 0;</text:p>
      <text:p text:style-name="P31"/>
      <text:p text:style-name="P32"><text:tab/>else {</text:p>
      <text:p text:style-name="P33"><text:tab/><text:tab/>pr_info("Bad value\n");</text:p>
      <text:p text:style-name="P34"><text:tab/><text:tab/>return -EINVAL;</text:p>
      <text:p text:style-name="P35"><text:tab/>}</text:p>
      <text:p text:style-name="P36"/>
      <text:p text:style-name="P37"><text:tab/>pr_info("my_dev_write() is exit.\n");</text:p>
      <text:p text:style-name="P38"><text:tab/>return 0;</text:p>
      <text:p text:style-name="P39">}</text:p>
      <text:p text:style-name="P40"/>
      <text:p text:style-name="P41">p.243, in Listing 6-3: led_sysfs_key_platform.c replace my_dev_write() function for the next one:</text:p>
      <text:p text:style-name="P42"/>
      <text:p text:style-name="P43">static int my_dev_write(struct file *file, char __user *buf, size_t count, loff_t *ppos)</text:p>
      <text:p text:style-name="P44">{</text:p>
      <text:p text:style-name="P45"/>
      <text:p text:style-name="P46"><text:tab/>char *led_on = "on";</text:p>
      <text:p text:style-name="P47"><text:tab/>char *led_off = "off";</text:p>
      <text:p text:style-name="P48"><text:tab/>unsigned char myled_value[10];</text:p>
      <text:p text:style-name="P49"/>
      <text:p text:style-name="P50"><text:tab/>pr_info("my_dev_write() is called.\n");</text:p>
      <text:p text:style-name="P51"/>
      <text:p text:style-name="P52"><text:tab/>if(copy_from_user(myled_value, buf, count)){</text:p>
      <text:soft-page-break/>
      <text:p text:style-name="P53"><text:tab/><text:tab/>return -EFAULT;</text:p>
      <text:p text:style-name="P54"><text:tab/>}</text:p>
      <text:p text:style-name="P55"/>
      <text:p text:style-name="P56"><text:tab/>if(strncmp(led_on, myled_value, count) == 0)</text:p>
      <text:p text:style-name="P57"><text:tab/>{</text:p>
      <text:p text:style-name="P58"><text:tab/><text:tab/>ledOn = 1;</text:p>
      <text:p text:style-name="P59"><text:tab/><text:tab/>gpio_set_value(gpioLED, ledOn);</text:p>
      <text:p text:style-name="P60"><text:tab/>}</text:p>
      <text:p text:style-name="P61"><text:tab/>else if(strncmp(led_off, myled_value, count) == 0)</text:p>
      <text:p text:style-name="P62"><text:tab/>{</text:p>
      <text:p text:style-name="P63"><text:tab/><text:tab/>ledOn = 0;</text:p>
      <text:p text:style-name="P64"><text:tab/><text:tab/>gpio_set_value(gpioLED, ledOn);</text:p>
      <text:p text:style-name="P65"><text:tab/>}</text:p>
      <text:p text:style-name="P66"><text:tab/>else if(strncmp("exit", myled_value, count) == 0) return 0;</text:p>
      <text:p text:style-name="P67"/>
      <text:p text:style-name="P68"><text:tab/>else {</text:p>
      <text:p text:style-name="P69"><text:tab/><text:tab/>pr_info("Bad value\n");</text:p>
      <text:p text:style-name="P70"><text:tab/><text:tab/>return -EINVAL;</text:p>
      <text:p text:style-name="P71"><text:tab/>}</text:p>
      <text:p text:style-name="P72"/>
      <text:p text:style-name="P73"><text:tab/>pr_info("my_dev_write() is exit.\n");</text:p>
      <text:p text:style-name="Standard"><text:span text:style-name="T74"><text:tab/></text:span>return 0;</text:p>
      <text:p text:style-name="Standard">}</text:p>
      <text:p text:style-name="Standard"/>
      <text:p text:style-name="P75">p.281, in Listing 7-1: linkedlist_platform.c remove casting the values returned by devm_kmalloc().The assignment operator implicitly converts a void pointer to the type of the<text:s/></text:p>
      <text:p text:style-name="P76">pointer it is assigned to. Hence an explicit cast to result of the<text:s/>devm_kmalloc()<text:s/>function is not required.</text:p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berto Liberal de los Rios</dc:creator>
    <meta:creation-date>2017-03-24T19:14:00Z</meta:creation-date>
    <dc:date>2017-04-18T09:20:00Z</dc:date>
    <meta:template xlink:href="Normal" xlink:type="simple"/>
    <meta:editing-cycles>2</meta:editing-cycles>
    <meta:editing-duration>PT360S</meta:editing-duration>
    <meta:document-statistic meta:page-count="2" meta:paragraph-count="3" meta:word-count="296" meta:character-count="1923" meta:row-count="13" meta:non-whitespace-character-count="1630"/>
  </office:meta>
</office:document-meta>
</file>